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0857" officeooo:paragraph-rsid="00050857"/>
    </style:style>
    <style:style style:name="P2" style:family="paragraph" style:parent-style-name="Standard">
      <style:paragraph-properties fo:text-align="center" style:justify-single-word="false"/>
      <style:text-properties officeooo:rsid="00050857" officeooo:paragraph-rsid="001151e5"/>
    </style:style>
    <style:style style:name="P3" style:family="paragraph" style:parent-style-name="Standard">
      <style:paragraph-properties fo:text-align="start" style:justify-single-word="false"/>
      <style:text-properties officeooo:rsid="00050857" officeooo:paragraph-rsid="00050857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0857" officeooo:paragraph-rsid="00050857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0db929" officeooo:paragraph-rsid="000db929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0b9f1e" officeooo:paragraph-rsid="000db929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0b9f1e" officeooo:paragraph-rsid="000b9f1e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098633" officeooo:paragraph-rsid="00098633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0e32e5" officeooo:paragraph-rsid="000e32e5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6813e" officeooo:paragraph-rsid="0006813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db929" officeooo:paragraph-rsid="000db92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0db929"/>
    </style:style>
    <style:style style:name="P13" style:family="paragraph" style:parent-style-name="Standard">
      <style:paragraph-properties fo:text-align="start" style:justify-single-word="false"/>
      <style:text-properties officeooo:paragraph-rsid="0007be91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07be91" officeooo:paragraph-rsid="0007be9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098633" officeooo:paragraph-rsid="00098633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0db929" officeooo:paragraph-rsid="000db92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0e32e5" officeooo:paragraph-rsid="000e32e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bold" officeooo:rsid="000db929" officeooo:paragraph-rsid="000db929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normal" fo:font-weight="bold" officeooo:rsid="000b9f1e" officeooo:paragraph-rsid="000db929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rsid="00098633" officeooo:paragraph-rsid="00098633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61245" officeooo:paragraph-rsid="0006124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61245" officeooo:paragraph-rsid="0006813e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b9f1e" officeooo:paragraph-rsid="000db929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50857" officeooo:paragraph-rsid="0005085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rsid="0006813e" officeooo:paragraph-rsid="0006813e"/>
    </style:style>
    <style:style style:name="P26" style:family="paragraph" style:parent-style-name="Standard">
      <style:paragraph-properties fo:text-align="center" style:justify-single-word="false"/>
      <style:text-properties fo:font-size="20pt" fo:font-weight="bold" officeooo:rsid="001151e5" officeooo:paragraph-rsid="001151e5" style:font-size-asian="20pt" style:font-weight-asian="bold" style:font-size-complex="20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050857" officeooo:paragraph-rsid="00050857"/>
    </style:style>
    <style:style style:name="P28" style:family="paragraph" style:parent-style-name="Standard" style:list-style-name="L2">
      <style:paragraph-properties fo:text-align="start" style:justify-single-word="false"/>
      <style:text-properties fo:font-weight="normal" officeooo:rsid="0006813e" officeooo:paragraph-rsid="0006813e" style:font-weight-asian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weight="normal" officeooo:rsid="0006813e" officeooo:paragraph-rsid="0016fc7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06813e" officeooo:paragraph-rsid="0016fc7d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weight="normal" officeooo:rsid="000db929" officeooo:paragraph-rsid="000db92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0db929" officeooo:paragraph-rsid="000db929" style:font-weight-asian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weight="normal" officeooo:rsid="0016fc7d" officeooo:paragraph-rsid="0016fc7d" style:font-weight-asian="normal" style:font-weight-complex="normal"/>
    </style:style>
    <style:style style:name="P34" style:family="paragraph" style:parent-style-name="Standard" style:list-style-name="L10">
      <style:paragraph-properties fo:text-align="start" style:justify-single-word="false"/>
      <style:text-properties fo:font-weight="normal" officeooo:rsid="0016fc7d" officeooo:paragraph-rsid="0016fc7d" style:font-weight-asian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officeooo:rsid="0007be91" officeooo:paragraph-rsid="0007be91"/>
    </style:style>
    <style:style style:name="P36" style:family="paragraph" style:parent-style-name="Standard" style:list-style-name="L9">
      <style:paragraph-properties fo:text-align="start" style:justify-single-word="false"/>
      <style:text-properties officeooo:rsid="0007be91" officeooo:paragraph-rsid="0016fc7d"/>
    </style:style>
    <style:style style:name="P37" style:family="paragraph" style:parent-style-name="Standard" style:list-style-name="L5">
      <style:paragraph-properties fo:text-align="start" style:justify-single-word="false"/>
      <style:text-properties fo:font-style="normal" fo:font-weight="normal" officeooo:rsid="0011ed4e" officeooo:paragraph-rsid="0011ed4e" style:font-style-asian="normal" style:font-weight-asian="normal" style:font-style-complex="normal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fo:font-style="normal" fo:font-weight="normal" officeooo:rsid="000b9f1e" officeooo:paragraph-rsid="000b9f1e" style:font-style-asian="normal" style:font-weight-asian="normal" style:font-style-complex="normal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fo:font-style="normal" fo:font-weight="normal" officeooo:rsid="000b9f1e" officeooo:paragraph-rsid="000b9f1e" style:font-style-asian="normal" style:font-weight-asian="normal" style:font-style-complex="normal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officeooo:rsid="000a5e65" officeooo:paragraph-rsid="000a5e65"/>
    </style:style>
    <style:style style:name="P41" style:family="paragraph" style:parent-style-name="Standard" style:list-style-name="L6">
      <style:paragraph-properties fo:text-align="start" style:justify-single-word="false"/>
      <style:text-properties officeooo:rsid="0011ed4e" officeooo:paragraph-rsid="0011ed4e"/>
    </style:style>
    <style:style style:name="P42" style:family="paragraph" style:parent-style-name="Standard">
      <style:paragraph-properties fo:text-align="start" style:justify-single-word="false"/>
      <style:text-properties officeooo:rsid="0011ed4e" officeooo:paragraph-rsid="0011ed4e"/>
    </style:style>
    <style:style style:name="P43" style:family="paragraph" style:parent-style-name="Standard">
      <style:paragraph-properties fo:text-align="start" style:justify-single-word="false"/>
      <style:text-properties officeooo:rsid="0006813e" officeooo:paragraph-rsid="0016fc7d"/>
    </style:style>
    <style:style style:name="P44" style:family="paragraph" style:parent-style-name="Standard">
      <style:paragraph-properties fo:text-align="start" style:justify-single-word="false"/>
      <style:text-properties officeooo:paragraph-rsid="0016fc7d"/>
    </style:style>
    <style:style style:name="P45" style:family="paragraph" style:parent-style-name="Standard">
      <style:paragraph-properties fo:text-align="start" style:justify-single-word="false"/>
      <style:text-properties fo:font-style="italic" fo:font-weight="normal" officeooo:rsid="000b9f1e" officeooo:paragraph-rsid="000b9f1e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fc7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9f1e" style:font-weight-asian="normal" style:font-weight-complex="normal"/>
    </style:style>
    <style:style style:name="T5" style:family="text">
      <style:text-properties fo:font-weight="normal" officeooo:rsid="000db929" style:font-weight-asian="normal" style:font-weight-complex="normal"/>
    </style:style>
    <style:style style:name="T6" style:family="text">
      <style:text-properties fo:font-weight="normal" officeooo:rsid="001151e5" style:font-weight-asian="normal" style:font-weight-complex="normal"/>
    </style:style>
    <style:style style:name="T7" style:family="text">
      <style:text-properties fo:font-weight="normal" officeooo:rsid="0011ed4e" style:font-weight-asian="normal" style:font-weight-complex="normal"/>
    </style:style>
    <style:style style:name="T8" style:family="text">
      <style:text-properties fo:font-weight="normal" officeooo:rsid="0016fc7d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b929" style:font-style-asian="italic" style:font-style-complex="italic"/>
    </style:style>
    <style:style style:name="T11" style:family="text">
      <style:text-properties fo:font-style="italic" officeooo:rsid="0013e7ad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7be91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151e5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6fc7d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061245"/>
    </style:style>
    <style:style style:name="T18" style:family="text">
      <style:text-properties officeooo:rsid="000de937"/>
    </style:style>
    <style:style style:name="T19" style:family="text">
      <style:text-properties officeooo:rsid="000e32e5"/>
    </style:style>
    <style:style style:name="T20" style:family="text">
      <style:text-properties officeooo:rsid="001151e5"/>
    </style:style>
    <style:style style:name="T21" style:family="text">
      <style:text-properties officeooo:rsid="0011ed4e"/>
    </style:style>
    <style:style style:name="T22" style:family="text">
      <style:text-properties officeooo:rsid="0013e7ad"/>
    </style:style>
    <style:style style:name="T23" style:family="text">
      <style:text-properties officeooo:rsid="00159ce0"/>
    </style:style>
    <style:style style:name="T24" style:family="text">
      <style:text-properties officeooo:rsid="0016fc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Alexandru Sulea</text:p>
      <text:p text:style-name="P1"><text:span text:style-name="T1">T:</text:span> +353 <text:span text:style-name="T20">87568056</text:span> <text:span text:style-name="T1">E:</text:span> <text:span text:style-name="T20">suleaa@tcd.ie</text:span> <text:span text:style-name="T1">A:</text:span> <text:span text:style-name="T20">10 Dromheath Drive</text:span>,<text:span text:style-name="T20">Mulhuddart,</text:span> Dublin <text:span text:style-name="T20">15</text:span></text:p>
      <text:p text:style-name="P2"><text:span text:style-name="T1">G: </text:span><text:span text:style-name="T6">https://github.com/Alexandru-S</text:span><text:span text:style-name="T3"> </text:span><text:span text:style-name="T1">W:</text:span><text:span text:style-name="T3"> </text:span><text:span text:style-name="T6">http://glassbyte.com</text:span></text:p>
      <text:p text:style-name="P1"/>
      <text:p text:style-name="P24">EDUCATION:</text:p>
      <text:p text:style-name="P24">Trinity College Dublin<text:tab/><text:tab/><text:tab/><text:tab/><text:tab/><text:tab/><text:tab/> <text:s text:c="6"/>Dublin City, Ireland</text:p>
      <text:p text:style-name="P4">BA<text:span text:style-name="T18">I</text:span> (Hons) Computer Engineering<text:tab/><text:tab/><text:tab/><text:tab/><text:tab/><text:tab/> <text:s text:c="14"/><text:span text:style-name="T17">September 2017</text:span></text:p>
      <text:list xml:id="list3156987636662581203" text:style-name="L1">
        <text:list-item>
          <text:p text:style-name="P27"><text:span text:style-name="T16">Relevant coursework:</text:span><text:span text:style-name="T9"> Engineering Mathematics &amp; Probability - Electrical and Electronic Engineering - <text:s/>Teamwork and Group </text:span><text:span text:style-name="T10">Work</text:span><text:span text:style-name="T11">(Various Robotics Projects)</text:span><text:span text:style-name="T9"> - Mechanical &amp; Civil Engineering </text:span><text:span text:style-name="T11">(Introductory)</text:span><text:span text:style-name="T9">- Signals, Systems, &amp; Digital Logic Design</text:span><text:span text:style-name="T11">(Advanced)</text:span><text:span text:style-name="T9"> - Microprocessor System Design </text:span><text:span text:style-name="T11">(Advanced)</text:span><text:span text:style-name="T9">- <text:s/>Programming &amp; Software Design </text:span><text:span text:style-name="T11">(Advanced) </text:span><text:span text:style-name="T9">– </text:span><text:span text:style-name="T10">Project &amp; Team Management – Entrepreneurism </text:span></text:p>
        </text:list-item>
      </text:list>
      <text:p text:style-name="P3"/>
      <text:p text:style-name="P21">WORK EXPERIENCE:</text:p>
      <text:p text:style-name="P25"><text:span text:style-name="T1">GlassByte Limited</text:span><text:span text:style-name="T3"><text:tab/><text:tab/><text:tab/><text:tab/><text:tab/><text:tab/> <text:s text:c="8"/></text:span><text:span text:style-name="T1">Upper Leeson St, Dublin, Ireland</text:span></text:p>
      <text:p text:style-name="P25"><text:span text:style-name="T14">Managing </text:span><text:span text:style-name="T12">Director</text:span><text:span text:style-name="T3"><text:tab/><text:tab/><text:tab/><text:tab/><text:tab/><text:tab/><text:tab/><text:tab/> <text:s text:c="8"/></text:span><text:span text:style-name="T13">April 2015 - Present</text:span></text:p>
      <text:list xml:id="list1271503524832404758" text:style-name="L2">
        <text:list-item>
          <text:p text:style-name="P28">Programmed and managed Android app development with colleagues</text:p>
        </text:list-item>
        <text:list-item>
          <text:p text:style-name="P28"><text:span text:style-name="T20">Developed</text:span> apps <text:span text:style-name="T20">which</text:span> are available on the Google Play Store.</text:p>
        </text:list-item>
      </text:list>
      <text:p text:style-name="P10">Technologies used:</text:p>
      <text:list xml:id="list7668416908064511927" text:style-name="L3">
        <text:list-item>
          <text:p text:style-name="P35"><text:span text:style-name="T3">Java, Android SDK, Gimp,</text:span><text:span text:style-name="T7">Blender,</text:span><text:span text:style-name="T3"> </text:span><text:span text:style-name="T4">Linux, GitHub,</text:span><text:span text:style-name="T8">OpenGL</text:span></text:p>
        </text:list-item>
      </text:list>
      <text:p text:style-name="P12"><text:span text:style-name="T4">N</text:span><text:span text:style-name="T5">oted developments:</text:span></text:p>
      <text:list xml:id="list2299300911436540352" text:style-name="L4">
        <text:list-item>
          <text:p text:style-name="P31">Drink Tracker <text:span text:style-name="T20">(Android App)</text:span></text:p>
        </text:list-item>
      </text:list>
      <text:p text:style-name="P11"/>
      <text:p text:style-name="P43"><text:span text:style-name="T2">Trinity Robotics Research Labs</text:span><text:span text:style-name="T3"><text:tab/><text:tab/><text:tab/></text:span><text:span text:style-name="T1"><text:tab/> <text:s text:c="12"/></text:span><text:span text:style-name="T2">College Green</text:span><text:span text:style-name="T1">, Dublin, Ireland</text:span></text:p>
      <text:p text:style-name="P43"><text:span text:style-name="T15">Research Assistant</text:span><text:span text:style-name="T3"><text:tab/><text:tab/><text:tab/><text:tab/><text:tab/><text:tab/><text:tab/><text:tab/> <text:s text:c="8"/></text:span><text:span text:style-name="T13">April 2015 - Present</text:span></text:p>
      <text:list xml:id="list110544544966613" text:continue-list="list1271503524832404758" text:style-name="L2">
        <text:list-item>
          <text:p text:style-name="P29">Programmed and <text:span text:style-name="T24">developed software for R.O.S.</text:span></text:p>
        </text:list-item>
        <text:list-item>
          <text:p text:style-name="P33">Programmed C++ scripts for autonomos robotics navigation.</text:p>
        </text:list-item>
      </text:list>
      <text:p text:style-name="P30">Technologies used:</text:p>
      <text:list xml:id="list1355343535791471299" text:style-name="L9">
        <text:list-item>
          <text:p text:style-name="P36"><text:span text:style-name="T8">Python, C++, R.O.S., Gazebo, </text:span><text:span text:style-name="T3">Gimp,</text:span><text:span text:style-name="T7">Blender,</text:span><text:span text:style-name="T3"> </text:span><text:span text:style-name="T4">Linux, GitHub</text:span></text:p>
        </text:list-item>
      </text:list>
      <text:p text:style-name="P44"><text:span text:style-name="T4">N</text:span><text:span text:style-name="T5">oted developments:</text:span></text:p>
      <text:list xml:id="list1097717538303974676" text:style-name="L10">
        <text:list-item>
          <text:p text:style-name="P34">Robbie(In development)</text:p>
        </text:list-item>
      </text:list>
      <text:p text:style-name="P13"/>
      <text:p text:style-name="P14"/>
      <text:p text:style-name="P20"><text:span text:style-name="T20">Order of Malta Ambulance Service</text:span><text:tab/><text:tab/><text:tab/><text:tab/><text:tab/><text:tab/><text:tab/> <text:s text:c="5"/><text:span text:style-name="T20">Dublin</text:span></text:p>
      <text:p text:style-name="P8"><text:span text:style-name="T20">Emergency First Responder Volunteer</text:span><text:tab/><text:tab/><text:tab/><text:tab/><text:tab/> June 20<text:span text:style-name="T20">08</text:span> – August 201<text:span text:style-name="T20">2</text:span></text:p>
      <text:list xml:id="list694818755576694811" text:style-name="L5">
        <text:list-item>
          <text:p text:style-name="P37">I was present at big public events such as Oxygen and the 3Arena treating injured people and working with my team mates where risen levels of stress were not uncommon.</text:p>
        </text:list-item>
        <text:list-item>
          <text:p text:style-name="P37">I trained in Emergency Response Situationswwith members of the fire brigade at the O'Brien Institute.</text:p>
        </text:list-item>
      </text:list>
      <text:p text:style-name="P15"/>
      <text:p text:style-name="P20"><text:span text:style-name="T21">A.S.H. Rescue Center<text:tab/><text:tab/></text:span><text:tab/><text:tab/><text:tab/> <text:s text:c="8"/>Lower Leeson St, Dublin, Ireland</text:p>
      <text:p text:style-name="P8"><text:span text:style-name="T21">Volunteer</text:span><text:tab/><text:tab/><text:tab/><text:tab/><text:tab/><text:tab/><text:tab/><text:tab/> <text:s text:c="6"/>September 2013 – June 2014</text:p>
      <text:list xml:id="list6014373632340670976" text:style-name="L6">
        <text:list-item>
          <text:p text:style-name="P40">Maintained a regular set of work hours with a roster during the week</text:p>
        </text:list-item>
        <text:list-item>
          <text:p text:style-name="P41">Attended to the animals and any visitors.</text:p>
        </text:list-item>
        <text:list-item>
          <text:p text:style-name="P41">Helped manage the Rescue Center when Owners were away.</text:p>
        </text:list-item>
        <text:list-item>
          <text:p text:style-name="P41">Walked the dogs every day.</text:p>
        </text:list-item>
      </text:list>
      <text:p text:style-name="P42"/>
      <text:p text:style-name="P42"/>
      <text:p text:style-name="P42"/>
      <text:p text:style-name="P22"/>
      <text:p text:style-name="P21"><text:soft-page-break/>INTEREST &amp; SKILLS:</text:p>
      <text:p text:style-name="P7"><text:span text:style-name="T22">Internet Society Comitte Member Volunteer</text:span><text:tab/><text:tab/><text:tab/> <text:s text:c="8"/>September 2014 – September 2015</text:p>
      <text:list xml:id="list8604736192469481235" text:style-name="L7">
        <text:list-item>
          <text:p text:style-name="P38">Volunteered as a <text:span text:style-name="T22">Comitee Member </text:span>for dealing with <text:span text:style-name="T22">club issues and </text:span><text:s/>handling <text:span text:style-name="T22">sponsored events</text:span> .</text:p>
        </text:list-item>
        <text:list-item>
          <text:p text:style-name="P38">Attended <text:span text:style-name="T22">Comitee Meetings</text:span> for delaing with upcoming issues on a <text:span text:style-name="T22">club basis</text:span> and interacted with other <text:span text:style-name="T22">societies and clubs to</text:span> organise joint events.</text:p>
        </text:list-item>
      </text:list>
      <text:p text:style-name="P7"/>
      <text:p text:style-name="P7">GameCraft<text:tab/><text:tab/><text:tab/><text:tab/><text:tab/><text:tab/><text:tab/><text:tab/><text:tab/><text:tab/> <text:s text:c="3"/>December 2014</text:p>
      <text:list xml:id="list5905891550717854583" text:style-name="L8">
        <text:list-item>
          <text:p text:style-name="P39">Attended a Microsoft organised hackathon in Sandyford, Dublin with a team of 5 friends</text:p>
        </text:list-item>
        <text:list-item>
          <text:p text:style-name="P39">Developed and rapid-prototyped a game in less than 8 hours using Processing</text:p>
        </text:list-item>
      </text:list>
      <text:p text:style-name="P7"/>
      <text:p text:style-name="P5">Languages</text:p>
      <text:p text:style-name="P7">Fluent: English, <text:span text:style-name="T20">Romanian</text:span></text:p>
      <text:p text:style-name="P6">Intermediate: <text:span text:style-name="T20">French</text:span></text:p>
      <text:p text:style-name="P19"/>
      <text:p text:style-name="P5">Computer <text:span text:style-name="T22">Engineering</text:span></text:p>
      <text:p text:style-name="P16">I maintain a high interest in computer programming languages and computer <text:span text:style-name="T22">engineering</text:span>. I have programmed a large amount of various projects in different languages that encompass very different areas. I learn languages quickly, and am a very adaptive person. As my degree also encompasses an electronic field, I have an interest in circuitry, Arduino <text:span text:style-name="T22">and Raspberry Pi</text:span> programming. My favourite language for programming is <text:span text:style-name="T22">C++</text:span>.</text:p>
      <text:p text:style-name="P23"/>
      <text:p text:style-name="P5">Languages</text:p>
      <text:p text:style-name="P16">Java,<text:span text:style-name="T20">C,</text:span> C#, C++,<text:span text:style-name="T23">SQL</text:span>, <text:span text:style-name="T20">ARM </text:span>Assembly, Python, XML,<text:span text:style-name="T19">VHDL</text:span></text:p>
      <text:p text:style-name="P16"/>
      <text:p text:style-name="P9">Operating Systems:</text:p>
      <text:p text:style-name="P17">Ubuntu, Windows</text:p>
      <text:p text:style-name="P18"/>
      <text:p text:style-name="P5">Fitness</text:p>
      <text:p text:style-name="P11">I <text:span text:style-name="T21">am an active person. </text:span>I go on long distance trips for pleasure, and in my spare time also <text:span text:style-name="T21">do rock climbing.</text:span></text:p>
      <text:p text:style-name="P11"/>
      <text:p text:style-name="P5">References</text:p>
      <text:p text:style-name="P11">Available on request</text:p>
      <text:p text:style-name="P16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6:54:14.374081696</meta:creation-date>
    <dc:date>2015-10-10T11:05:43.172371765</dc:date>
    <meta:editing-duration>PT1H13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478" meta:character-count="3368" meta:non-whitespace-character-count="2791"/>
  </office:meta>
</office:document-meta>
</file>